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CB0000026A1E6CB970857A53E2.png" manifest:media-type="image/png"/>
  <manifest:file-entry manifest:full-path="Pictures/10000000000001B9000002E05BCBFAFD9DA5DA39.png" manifest:media-type="image/png"/>
  <manifest:file-entry manifest:full-path="Pictures/10000000000002CE0000007AF476A6B58F75AF01.png" manifest:media-type="image/png"/>
  <manifest:file-entry manifest:full-path="Pictures/10000000000003B80000013572F92C25A2261C04.png" manifest:media-type="image/png"/>
  <manifest:file-entry manifest:full-path="Pictures/10000000000001100000014FC131D535801FBBCC.png" manifest:media-type="image/png"/>
  <manifest:file-entry manifest:full-path="Pictures/1000000000000260000001637760271B9AEF453E.png" manifest:media-type="image/png"/>
  <manifest:file-entry manifest:full-path="Pictures/10000000000002E4000002D8FC3431886BED183D.png" manifest:media-type="image/png"/>
  <manifest:file-entry manifest:full-path="Pictures/100000000000030800000093A0946204EFB08E98.png" manifest:media-type="image/png"/>
  <manifest:file-entry manifest:full-path="Pictures/10000000000001A40000011F6659FD5260C24886.png" manifest:media-type="image/png"/>
  <manifest:file-entry manifest:full-path="Pictures/1000020100000181000000D033C61AC1E63ECFF5.png" manifest:media-type="image/png"/>
  <manifest:file-entry manifest:full-path="Pictures/10000000000001A0000001205D2D39C5DF4ABBF0.png" manifest:media-type="image/png"/>
  <manifest:file-entry manifest:full-path="Pictures/1000020100000030000000301A9A57D533C926A6.png" manifest:media-type="image/png"/>
  <manifest:file-entry manifest:full-path="Pictures/10000000000002B7000001772D7AF558CF7C72AB.png" manifest:media-type="image/png"/>
  <manifest:file-entry manifest:full-path="Pictures/100002010000005D0000005D693C16085879D685.png" manifest:media-type="image/png"/>
  <manifest:file-entry manifest:full-path="Pictures/100002010000034B000000DEFE5FB05333E83210.png" manifest:media-type="image/png"/>
  <manifest:file-entry manifest:full-path="Pictures/10000000000001A000000113F444E7AB2F057E9C.png" manifest:media-type="image/png"/>
  <manifest:file-entry manifest:full-path="Pictures/100000000000059C0000042FDCCC5191F244AE9D.png" manifest:media-type="image/png"/>
  <manifest:file-entry manifest:full-path="Pictures/1006A5E4000027C9000015883A0751BDF8276661.emf" manifest:media-type="image/x-emf"/>
  <manifest:file-entry manifest:full-path="Pictures/10000000000001A500000121C815FBA917F99CAF.png" manifest:media-type="image/png"/>
  <manifest:file-entry manifest:full-path="Pictures/1000000000000307000001863D2AAD477E1E9D16.png" manifest:media-type="image/png"/>
  <manifest:file-entry manifest:full-path="Pictures/10000000000001FB0000011F6A5C138CBFCFF135.png" manifest:media-type="image/png"/>
  <manifest:file-entry manifest:full-path="Pictures/10000201000000C800000046FC8A5AAC733BFEC3.png" manifest:media-type="image/png"/>
  <manifest:file-entry manifest:full-path="Pictures/1000000000000E7B00000E82ED7FD984452615FC.png" manifest:media-type="image/png"/>
  <manifest:file-entry manifest:full-path="Pictures/100000000000036A000001548F55E09BDEB3D633.png" manifest:media-type="image/png"/>
  <manifest:file-entry manifest:full-path="Pictures/10000000000004D7000001BDA74456B4694821BE.png" manifest:media-type="image/png"/>
  <manifest:file-entry manifest:full-path="Pictures/1000000000000240000001611B2A0788FEF04325.png" manifest:media-type="image/png"/>
  <manifest:file-entry manifest:full-path="Pictures/100000000000012A000001E8A85D2E3FA29EF9B2.png" manifest:media-type="image/png"/>
  <manifest:file-entry manifest:full-path="Pictures/1000000000000117000001F5661E119F798FBCA9.png" manifest:media-type="image/png"/>
  <manifest:file-entry manifest:full-path="Pictures/1000020100000578000001478BB9999F629C88D6.png" manifest:media-type="image/png"/>
  <manifest:file-entry manifest:full-path="Pictures/100002010000004300000045F76E5C229593173A.png" manifest:media-type="image/png"/>
  <manifest:file-entry manifest:full-path="Pictures/1000000000000582000000A84C52E7AD694802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" svg:font-family="+mn-ea"/>
    <style:font-face style:name="Arial" svg:font-family="Arial"/>
    <style:font-face style:name="Calibri" svg:font-family="Calibri"/>
    <style:font-face style:name="TheSans UHH" svg:font-family="'TheSans UHH'"/>
    <style:font-face style:name="TheSans UHH Bold Caps" svg:font-family="'TheSans UHH Bold Caps'"/>
    <style:font-face style:name="TheSans UHH Regular" svg:font-family="'TheSans UHH Regular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85cm" fo:min-width="15.717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2.954cm"/>
    </style:style>
    <style:style style:name="gr7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85cm" fo:min-width="15.717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6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9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20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2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23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2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28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3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32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35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36" style:family="graphic" style:parent-style-name="standard">
      <style:graphic-properties draw:stroke="none" draw:fill="none" fo:min-height="9.955cm"/>
    </style:style>
    <style:style style:name="gr37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40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41" style:family="graphic" style:parent-style-name="standard">
      <style:graphic-properties draw:stroke="none" draw:fill="none" fo:min-height="9.956cm"/>
    </style:style>
    <style:style style:name="gr42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4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45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46" style:family="graphic" style:parent-style-name="standard">
      <style:graphic-properties draw:stroke="none" draw:fill="none" fo:min-height="0.713cm"/>
    </style:style>
    <style:style style:name="gr47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4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4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50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51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5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5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54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55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5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58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59" style:family="graphic" style:parent-style-name="standard">
      <style:graphic-properties draw:stroke="none" draw:fill="none" fo:min-height="1.424cm"/>
    </style:style>
    <style:style style:name="gr60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6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6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63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64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6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6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67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68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6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7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7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72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7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7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75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76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77" style:family="graphic">
      <style:graphic-properties style:protect="size"/>
    </style:style>
    <style:style style:name="pr1" style:family="presentation" style:parent-style-name="Title_20_Sl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pr2" style:family="presentation" style:parent-style-name="Title_20_Sl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4" style:family="presentation" style:parent-style-name="Title_20_Slide_5f_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" style:family="presentation" style:parent-style-name="Title_20_Slide_5f_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25cm" fo:padding-left="0cm" fo:padding-right="0.25cm" fo:wrap-option="wrap"/>
    </style:style>
    <style:style style:name="pr6" style:family="presentation" style:parent-style-name="Title_20_Slide_5f_-title">
      <style:graphic-properties fo:min-height="3.179cm"/>
    </style:style>
    <style:style style:name="pr7" style:family="presentation" style:parent-style-name="Title_20_Slide_5f_-outline1">
      <style:graphic-properties fo:min-height="10.798cm"/>
    </style:style>
    <style:style style:name="pr8" style:family="presentation" style:parent-style-name="Title_20_Slide_5f_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margin-top="0cm" fo:margin-bottom="0cm" style:line-height-at-least="0.398cm" fo:text-align="start" style:font-independent-line-spacing="true"/>
      <style:text-properties fo:font-size="18pt"/>
    </style:style>
    <style:style style:name="P6" style:family="paragraph">
      <style:text-properties fo:font-size="1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fo:hyphenate="fals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0" style:family="paragraph">
      <style:paragraph-properties fo:text-align="center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loext:graphic-properties draw:fill="none"/>
      <style:text-properties fo:font-size="12pt" style:font-size-asian="12pt" style:font-size-complex="12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5" style:family="paragraph">
      <style:paragraph-properties fo:margin-top="0cm" fo:margin-bottom="0cm" fo:line-height="100%" fo:text-align="star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7" style:family="paragraph">
      <style:paragraph-properties fo:margin-top="0cm" fo:margin-bottom="0cm" fo:line-height="100%" fo:text-align="end"/>
    </style:style>
    <style:style style:name="P18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9" style:family="paragraph">
      <style:text-properties fo:font-size="14pt" style:font-size-asian="14pt" style:font-size-complex="14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2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24" style:family="paragraph">
      <style:paragraph-properties fo:margin-top="0cm" fo:margin-bottom="0cm" fo:line-height="100%" fo:text-align="end"/>
      <style:text-properties fo:font-size="18pt"/>
    </style:style>
    <style:style style:name="P25" style:family="paragraph">
      <loext:graphic-properties draw:fill="none"/>
    </style:style>
    <style:style style:name="P26" style:family="paragraph">
      <loext:graphic-properties draw:fill="none"/>
      <style:text-properties fo:font-size="14pt" style:font-size-asian="14pt" style:font-size-complex="14pt"/>
    </style:style>
    <style:style style:name="P27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heSans UHH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heSans UHH Bold Cap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heSans UHH Bold Cap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heSans UHH" fo:font-size="11pt" fo:letter-spacing="normal" fo:font-style="normal" style:text-underline-style="none" fo:font-weight="normal" style:font-name-asian="TheSans UHH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heSans UHH Regular" fo:font-size="12pt" fo:letter-spacing="normal" fo:font-style="normal" style:text-underline-style="none" fo:font-weight="normal" style:font-size-asian="12pt" style:font-style-asian="normal" style:font-weight-asian="normal" style:font-name-complex="TheSans UHH Regular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heSans UHH Bold Caps" fo:font-size="12pt" fo:letter-spacing="normal" fo:font-style="normal" style:text-underline-style="none" fo:font-weight="normal" style:font-name-asian="+mn-ea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heSans UHH Regular" fo:font-size="14pt" fo:letter-spacing="normal" fo:font-style="normal" style:text-underline-style="none" fo:font-weight="normal" style:font-size-asian="14pt" style:font-style-asian="normal" style:font-weight-asian="normal" style:font-name-complex="TheSans UHH Regular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heSans UHH Regular" fo:font-size="14pt" fo:letter-spacing="normal" fo:font-style="normal" style:text-underline-style="none" fo:font-weight="normal" fo:background-color="#fff200" style:font-size-asian="14pt" style:font-style-asian="normal" style:font-weight-asian="normal" style:font-name-complex="TheSans UHH Regular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heSans UHH Bold Caps" fo:font-size="28pt" fo:letter-spacing="normal" fo:font-style="normal" style:text-underline-style="none" fo:font-weight="bold" style:font-size-asian="28pt" style:font-style-asian="normal" style:font-weight-asian="bold" style:font-name-complex="TheSans UHH Bold Caps" style:font-size-complex="2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heSans UHH Regular" fo:font-size="14pt" fo:letter-spacing="normal" fo:font-style="normal" style:text-underline-style="none" fo:font-weight="bold" style:font-size-asian="14pt" style:font-style-asian="normal" style:font-weight-asian="bold" style:font-name-complex="TheSans UHH Regular" style:font-size-complex="1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heSans UHH Regular" fo:font-size="14pt" fo:letter-spacing="normal" fo:font-style="italic" style:text-underline-style="none" fo:font-weight="normal" style:font-size-asian="14pt" style:font-style-asian="italic" style:font-weight-asian="normal" style:font-name-complex="TheSans UHH Regular" style:font-size-complex="14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heSans UHH Bold Caps" fo:font-size="16pt" fo:letter-spacing="normal" fo:font-style="normal" style:text-underline-style="none" fo:font-weight="bold" style:font-size-asian="16pt" style:font-style-asian="normal" style:font-weight-asian="bold" style:font-name-complex="TheSans UHH Bold Caps" style:font-size-complex="16pt" style:font-style-complex="normal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heSans UHH Bold Caps" fo:font-size="22pt" fo:letter-spacing="normal" fo:font-style="normal" style:text-underline-style="none" fo:font-weight="bold" style:font-size-asian="22pt" style:font-style-asian="normal" style:font-weight-asian="bold" style:font-name-complex="TheSans UHH Bold Caps" style:font-size-complex="2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1">
        <office:forms form:automatic-focus="false" form:apply-design-mode="false"/>
        <draw:custom-shape draw:name="TextShape 2" draw:style-name="gr1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24.136cm" svg:height="3.359cm" svg:x="0.756cm" svg:y="7.309cm">
          <text:p text:style-name="P3"><text:span text:style-name="T2">Data Case: </text:span></text:p>
          <text:p text:style-name="P3"><text:span text:style-name="T3"><text:s/></text:span><text:span text:style-name="T3">AI Solution for Helpdesk Inc.</text:span></text:p>
          <text:p text:style-name="P3"><text:span text:style-name="T3"/></text:p>
          <text:p text:style-name="P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" draw:text-style-name="P5" draw:layer="layout" svg:width="14.18cm" svg:height="2.97cm" svg:x="5.08cm" svg:y="0.3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4" draw:text-style-name="P7" draw:layer="layout" svg:width="16.216cm" svg:height="1.334cm" svg:x="0.716cm" svg:y="14.922cm">
          <text:p text:style-name="P6"><text:span text:style-name="T4">Data Case Talk:</text:span></text:p>
          <text:p text:style-name="P6"><text:span text:style-name="T4">Alvin Rindra Fazrie</text:span></text:p>
          <text:p text:style-name="P1"><text:span text:style-name="T5">alvinrindra@gmai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6cm" svg:y="17.897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4.149cm" svg:height="1.452cm" svg:x="0.931cm" svg:y="1.27cm">
          <draw:image xlink:href="Pictures/10000201000000C800000046FC8A5AAC733BFEC3.png" xlink:type="simple" xlink:show="embed" xlink:actuate="onLoad">
            <text:p/>
          </draw:image>
        </draw:frame>
        <draw:frame draw:style-name="gr6" draw:text-style-name="P12" draw:layer="layout" svg:width="20.695cm" svg:height="3.723cm" svg:x="6.991cm" svg:y="0.595cm">
          <draw:text-box>
            <text:p text:style-name="P11"><text:span text:style-name="T7">Presentation online: </text:span></text:p>
            <text:p text:style-name="P11"><text:span text:style-name="T7"><text:a xlink:href="https://alvinrindra.github.io/impress/ginkgo-analytics/data-case" xlink:type="simple">https://alvinrindra.github.io/impress/ginkgo-analytics/data-case</text:a></text:span></text:p>
            <text:p text:style-name="P11"><text:span text:style-name="T7"/></text:p>
            <text:p text:style-name="P11"><text:span text:style-name="T7">Notebook online:</text:span></text:p>
            <text:p text:style-name="P11"><text:span text:style-name="T7"><text:a xlink:href="https://www.kaggle.com/alvinrindra/data-case-ai-solution-from-consumer-narrative" xlink:type="simple">https://www.kaggle.com/alvinrindra/data-case-ai-solution-from-consumer-narrative</text:a></text:span></text:p>
            <text:p text:style-name="P11"><text:span text:style-name="T7"/></text:p>
            <text:p text:style-name="P11"><text:span text:style-name="T7"/></text:p>
          </draw:text-box>
        </draw:frame>
        <draw:frame draw:style-name="gr5" draw:text-style-name="P10" draw:layer="layout" svg:width="1.005cm" svg:height="1.035cm" svg:x="24.241cm" svg:y="17.88cm">
          <draw:image xlink:href="Pictures/100002010000004300000045F76E5C229593173A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frame draw:name="PlaceHolder 1" presentation:style-name="pr3" draw:text-style-name="P16" draw:layer="layout" svg:width="15.238cm" svg:height="11.428cm" svg:x="1.905cm" svg:y="12.065cm" presentation:class="notes" presentation:user-transformed="true">
            <draw:text-box>
              <text:p text:style-name="P15"><text:span text:style-name="T8">Towards Information Management based on Hypergraphs with the Human-in-the-Loop</text:span></text:p>
              <text:p text:style-name="P15"><text:span text:style-name="T9"/></text:p>
              <text:p text:style-name="P15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5"><text:span text:style-name="T9"/></text:p>
            </draw:text-box>
          </draw:frame>
          <draw:custom-shape draw:name="TextShape 2" draw:style-name="gr7" draw:text-style-name="P18" draw:layer="layout" svg:width="8.253cm" svg:height="1.268cm" svg:x="10.791cm" svg:y="24.126cm">
            <text:p text:style-name="P17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Title_20_Slide_5f_" presentation:presentation-page-layout-name="AL1T1">
        <office:forms form:automatic-focus="false" form:apply-design-mode="false"/>
        <draw:custom-shape draw:name="TextShape 3" draw:style-name="gr8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list text:style-name="L3">
              <text:list-header>
                <text:p text:style-name="P19"><text:span text:style-name="T11">The web contains more and more user genereated data. One huge source of such </text:span><text:span text:style-name="T11">information can be found in the myriads of customer written complaints and reviews.</text:span></text:p>
                <text:p text:style-name="P19"><text:span text:style-name="T11">The aim of this data challenge is to show that there is value in this unstructured text </text:span><text:span text:style-name="T11">data. Can you convince the C-Suite of Helpdesk Inc. a helpdesk and support company </text:span><text:span text:style-name="T11">that there is value in working with the unstructured text data in their tickets and </text:span><text:span text:style-name="T11">support request by applying </text:span><text:span text:style-name="T12">state-of-the-art deep learning models?</text:span><text:span text:style-name="T11"> In a first meeeting </text:span><text:span text:style-name="T11">you want to convince them, that a neural net can learn to distinguish between the </text:span><text:span text:style-name="T11">relevant topics and problems talked about in a customer complaint.</text:span></text:p>
                <text:p text:style-name="P19"><text:span text:style-name="T11"/></text:p>
                <text:p text:style-name="P19"><text:span text:style-name="T11">Is it possible to train a neural net which can be used </text:span><text:span text:style-name="T12">to predict the Product or Issue </text:span><text:span text:style-name="T12">category?</text:span><text:span text:style-name="T11"> Feel free to focus on the categories with the highest impact. Another helpful </text:span><text:span text:style-name="T11">information would be an accurate prediction </text:span><text:span text:style-name="T12">if a complaint is resolved in a timely </text:span><text:span text:style-name="T12">manner</text:span><text:span text:style-name="T11"> and </text:span><text:span text:style-name="T12">if the consumer will dispute the decision</text:span><text:span text:style-name="T11">. Depending on that prediction, </text:span><text:span text:style-name="T11">tickets with a high probability of disputes or late resolves could be handled with </text:span><text:span text:style-name="T11">specialized processes.</text:span></text:p>
              </text:list-header>
            </text:list>
          </draw:text-box>
        </draw:frame>
        <draw:frame draw:name="Text Placeholder 2" presentation:style-name="pr5" draw:text-style-name="P22" draw:layer="layout" svg:width="16.828cm" svg:height="3.113cm" svg:x="1.016cm" svg:y="1.525cm" presentation:class="outline" presentation:user-transformed="true">
          <draw:text-box>
            <text:p text:style-name="P21"><text:span text:style-name="T13">Business Case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11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6" draw:layer="layout" svg:width="15.238cm" svg:height="11.428cm" svg:x="1.905cm" svg:y="12.065cm" presentation:class="notes" presentation:user-transformed="true">
            <draw:text-box>
              <text:p text:style-name="P15"><text:span text:style-name="T8">Towards Information Management based on Hypergraphs with the Human-in-the-Loop</text:span></text:p>
              <text:p text:style-name="P15"><text:span text:style-name="T9"/></text:p>
              <text:p text:style-name="P15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5"><text:span text:style-name="T9"/></text:p>
            </draw:text-box>
          </draw:frame>
          <draw:custom-shape draw:name="TextShape 2" draw:style-name="gr12" draw:text-style-name="P18" draw:layer="layout" svg:width="8.253cm" svg:height="1.268cm" svg:x="10.791cm" svg:y="24.126cm">
            <text:p text:style-name="P17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Title_20_Slide_5f_" presentation:presentation-page-layout-name="AL1T1">
        <office:forms form:automatic-focus="false" form:apply-design-mode="false"/>
        <draw:custom-shape draw:name="TextShape 3" draw:style-name="gr13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4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 2" presentation:style-name="pr5" draw:text-style-name="P22" draw:layer="layout" svg:width="16.828cm" svg:height="3.113cm" svg:x="1.016cm" svg:y="1.525cm" presentation:class="outline" presentation:user-transformed="true">
          <draw:text-box>
            <text:p text:style-name="P21"><text:span text:style-name="T13">CRISP-DM Methodology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15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10" draw:layer="layout" svg:width="12.287cm" svg:height="12.311cm" svg:x="6.255cm" svg:y="4.827cm">
          <draw:image xlink:href="Pictures/1000000000000E7B00000E82ED7FD984452615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16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Title_20_Slide_5f_" presentation:presentation-page-layout-name="AL1T1">
        <office:forms form:automatic-focus="false" form:apply-design-mode="false"/>
        <draw:custom-shape draw:name="TextShape 3" draw:style-name="gr17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8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list text:style-name="L3">
              <text:list-item>
                <text:p text:style-name="P19"><text:span text:style-name="T14">Task: </text:span></text:p>
                <text:p text:style-name="P19"><text:span text:style-name="T11">To convince the C-Suite of Helpdesk Inc. to apply state-of-the-art deep learning models </text:span><text:span text:style-name="T11">to solve the problems from unstructured text data.</text:span></text:p>
                <text:p text:style-name="P19"><text:span text:style-name="T11"/></text:p>
              </text:list-item>
              <text:list-item>
                <text:p text:style-name="P19"><text:span text:style-name="T14">Plan: </text:span></text:p>
                <text:p text:style-name="P19"><text:span text:style-name="T11">To enable a simpler ticket submission system which does not have the consumer to </text:span><text:span text:style-name="T11">click through a complicated form and fill several fields.</text:span></text:p>
                <text:p text:style-name="P19"><text:span text:style-name="T11"/></text:p>
              </text:list-item>
              <text:list-item>
                <text:p text:style-name="P19"><text:span text:style-name="T14">Analytic Approach:</text:span></text:p>
                <text:p text:style-name="P19"><text:span text:style-name="T11">Multi-class Classification for the Product Classifier and Binary Classification for the </text:span><text:span text:style-name="T11">Consumer Dispute Classifier</text:span></text:p>
              </text:list-item>
            </text:list>
          </draw:text-box>
        </draw:frame>
        <draw:frame draw:name="Text Placeholder 2" presentation:style-name="pr5" draw:text-style-name="P22" draw:layer="layout" svg:width="16.828cm" svg:height="3.113cm" svg:x="1.016cm" svg:y="1.525cm" presentation:class="outline" presentation:user-transformed="true">
          <draw:text-box>
            <text:p text:style-name="P21"><text:span text:style-name="T13">Business Understanding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19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16" draw:layer="layout" svg:width="15.238cm" svg:height="11.428cm" svg:x="1.905cm" svg:y="12.065cm" presentation:class="notes" presentation:user-transformed="true">
            <draw:text-box>
              <text:p text:style-name="P15"><text:span text:style-name="T8">Towards Information Management based on Hypergraphs with the Human-in-the-Loop</text:span></text:p>
              <text:p text:style-name="P15"><text:span text:style-name="T9"/></text:p>
              <text:p text:style-name="P15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5"><text:span text:style-name="T9"/></text:p>
            </draw:text-box>
          </draw:frame>
          <draw:custom-shape draw:name="TextShape 2" draw:style-name="gr20" draw:text-style-name="P18" draw:layer="layout" svg:width="8.253cm" svg:height="1.268cm" svg:x="10.791cm" svg:y="24.126cm">
            <text:p text:style-name="P17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Title_20_Slide_5f_" presentation:presentation-page-layout-name="AL1T1">
        <office:forms form:automatic-focus="false" form:apply-design-mode="false"/>
        <draw:custom-shape draw:name="TextShape 3" draw:style-name="gr21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2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list text:style-name="L3">
              <text:list-item>
                <text:p text:style-name="P19"><text:span text:style-name="T14">Data Collection</text:span></text:p>
              </text:list-item>
              <text:list-item>
                <text:p text:style-name="P19"><text:span text:style-name="T14">Exploratory Data Analysis</text:span></text:p>
              </text:list-item>
            </text:list>
          </draw:text-box>
        </draw:frame>
        <draw:frame draw:name="Text Placeholder 2" presentation:style-name="pr5" draw:text-style-name="P22" draw:layer="layout" svg:width="16.828cm" svg:height="3.113cm" svg:x="1.016cm" svg:y="1.525cm" presentation:class="outline" presentation:user-transformed="true">
          <draw:text-box>
            <text:p text:style-name="P21"><text:span text:style-name="T13">Data Understanding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23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10" draw:layer="layout" svg:width="25.399cm" svg:height="9.121cm" svg:x="0.001cm" svg:y="7.743cm">
          <draw:image xlink:href="Pictures/10000000000004D7000001BDA74456B4694821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16" draw:layer="layout" svg:width="15.238cm" svg:height="11.428cm" svg:x="1.905cm" svg:y="12.065cm" presentation:class="notes" presentation:user-transformed="true">
            <draw:text-box>
              <text:p text:style-name="P15"><text:span text:style-name="T8">Towards Information Management based on Hypergraphs with the Human-in-the-Loop</text:span></text:p>
              <text:p text:style-name="P15"><text:span text:style-name="T9"/></text:p>
              <text:p text:style-name="P15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5"><text:span text:style-name="T9"/></text:p>
            </draw:text-box>
          </draw:frame>
          <draw:custom-shape draw:name="TextShape 2" draw:style-name="gr24" draw:text-style-name="P18" draw:layer="layout" svg:width="8.253cm" svg:height="1.268cm" svg:x="10.791cm" svg:y="24.126cm">
            <text:p text:style-name="P17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Title_20_Slide_5f_" presentation:presentation-page-layout-name="AL1T1">
        <office:forms form:automatic-focus="false" form:apply-design-mode="false"/>
        <draw:custom-shape draw:name="TextShape 3" draw:style-name="gr25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6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0" draw:layer="layout" svg:width="14.224cm" svg:height="5.533cm" svg:x="2.818cm" svg:y="5.696cm">
          <draw:image xlink:href="Pictures/100000000000036A000001548F55E09BDEB3D633.png" xlink:type="simple" xlink:show="embed" xlink:actuate="onLoad">
            <text:p/>
          </draw:image>
        </draw:fram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list text:style-name="L3">
              <text:list-header>
                <text:p><text:span text:style-name="T15">„</text:span><text:span text:style-name="T15">EDA can never be the whole story, but nothing else can serve as the foundation </text:span><text:span text:style-name="T15">stone“ - John Tukey</text:span></text:p>
                <text:p text:style-name="P19"><text:span text:style-name="T11"/></text:p>
                <text:p text:style-name="P19"><text:span text:style-name="T14"/></text:p>
              </text:list-header>
            </text:list>
          </draw:text-box>
        </draw:frame>
        <draw:frame draw:name="Text Placeholder 2" presentation:style-name="pr5" draw:text-style-name="P22" draw:layer="layout" svg:width="16.828cm" svg:height="3.113cm" svg:x="1.016cm" svg:y="1.525cm" presentation:class="outline" presentation:user-transformed="true">
          <draw:text-box>
            <text:p text:style-name="P21"><text:span text:style-name="T13">Exploratory Data Analysis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27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10" draw:layer="layout" svg:width="9.437cm" svg:height="6.477cm" svg:x="14.439cm" svg:y="11.229cm">
          <draw:image xlink:href="Pictures/10000000000001A500000121C815FBA917F99CAF.png" xlink:type="simple" xlink:show="embed" xlink:actuate="onLoad">
            <text:p/>
          </draw:image>
        </draw:frame>
        <draw:frame draw:style-name="gr5" draw:text-style-name="P10" draw:layer="layout" svg:width="9.083cm" svg:height="6.288cm" svg:x="1.032cm" svg:y="11.229cm">
          <draw:image xlink:href="Pictures/10000000000001A0000001205D2D39C5DF4ABB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28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Title_20_Slide_5f_" presentation:presentation-page-layout-name="AL1T1">
        <office:forms form:automatic-focus="false" form:apply-design-mode="false"/>
        <draw:custom-shape draw:name="TextShape 3" draw:style-name="gr29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0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list text:style-name="L3">
              <text:list-header>
                <text:p><text:span text:style-name="T15"/></text:p>
              </text:list-header>
            </text:list>
          </draw:text-box>
        </draw:frame>
        <draw:frame draw:name="Text Placeholder 2" presentation:style-name="pr5" draw:text-style-name="P22" draw:layer="layout" svg:width="16.828cm" svg:height="3.113cm" svg:x="1.016cm" svg:y="1.525cm" presentation:class="outline" presentation:user-transformed="true">
          <draw:text-box>
            <text:p text:style-name="P21"><text:span text:style-name="T13">NLP Process Flow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31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10" draw:layer="layout" svg:width="22.303cm" svg:height="5.873cm" svg:x="1.524cm" svg:y="7.112cm">
          <draw:image xlink:href="Pictures/100002010000034B000000DEFE5FB05333E832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32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Title_20_Slide_5f_" presentation:presentation-page-layout-name="AL1T1">
        <office:forms form:automatic-focus="false" form:apply-design-mode="false"/>
        <draw:custom-shape draw:name="TextShape 3" draw:style-name="gr33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4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22" draw:layer="layout" svg:width="16.828cm" svg:height="3.113cm" svg:x="1.016cm" svg:y="1.525cm" presentation:class="outline" presentation:user-transformed="true">
          <draw:text-box>
            <text:p text:style-name="P21"><text:span text:style-name="T13">Data Preprocessing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35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36" draw:text-style-name="P25" draw:layer="layout" svg:width="20.907cm" svg:height="10.205cm" svg:x="1.445cm" svg:y="4.826cm">
          <draw:text-box>
            <text:p>Data processing involves the following steps:</text:p>
            <text:p/>
            <text:p>- Label Selection</text:p>
            <text:p>- Remove NA values in every observation</text:p>
            <text:p/>
            <text:p>- NLP and Regex Approaches:</text:p>
            <text:p><text:tab/>- Remove numeric and empty texts</text:p>
            <text:p><text:tab/>- Remove punctuation from texts</text:p>
            <text:p><text:tab/>- Convert words to lower case</text:p>
            <text:p><text:tab/>- Remove stop words</text:p>
            <text:p><text:tab/>- Remove unnecessary words</text:p>
            <text:p><text:tab/>- Stemming</text:p>
            <text:p/>
            <text:p><text:tab/>Other approaches: Tokenization, Lemmatization, POS tagging</text:p>
          </draw:text-box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37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Title_20_Slide_5f_" presentation:presentation-page-layout-name="AL1T1">
        <office:forms form:automatic-focus="false" form:apply-design-mode="false"/>
        <draw:custom-shape draw:name="TextShape 3" draw:style-name="gr38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9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22" draw:layer="layout" svg:width="16.828cm" svg:height="3.113cm" svg:x="1.016cm" svg:y="1.525cm" presentation:class="outline" presentation:user-transformed="true">
          <draw:text-box>
            <text:p text:style-name="P21"><text:span text:style-name="T13">Data Preprocessing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40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41" draw:text-style-name="P25" draw:layer="layout" svg:width="17.859cm" svg:height="10.206cm" svg:x="1.445cm" svg:y="4.435cm">
          <draw:text-box>
            <text:p>Word Cloud as Narrative Visualization:</text:p>
            <text:p/>
          </draw:text-box>
        </draw:frame>
        <draw:frame draw:style-name="gr5" draw:text-style-name="P10" draw:layer="layout" svg:width="17.162cm" svg:height="8.636cm" svg:x="3.556cm" svg:y="6.005cm">
          <draw:image xlink:href="Pictures/1000000000000307000001863D2AAD477E1E9D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42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Title_20_Slide_5f_" presentation:presentation-page-layout-name="AL1T1">
        <office:forms form:automatic-focus="false" form:apply-design-mode="false"/>
        <draw:custom-shape draw:name="TextShape 3" draw:style-name="gr43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4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22" draw:layer="layout" svg:width="16.828cm" svg:height="3.113cm" svg:x="1.016cm" svg:y="1.525cm" presentation:class="outline" presentation:user-transformed="true">
          <draw:text-box>
            <text:p text:style-name="P21"><text:span text:style-name="T13">Data Preprocessing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45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</text:span><text:span text:style-name="T1">alvinrindra.gith</text:span><text:span text:style-name="T1">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10" draw:layer="layout" svg:width="25.399cm" svg:height="5.931cm" svg:x="0.017cm" svg:y="5.334cm">
          <draw:image xlink:href="Pictures/1000020100000578000001478BB9999F629C88D6.png" xlink:type="simple" xlink:show="embed" xlink:actuate="onLoad">
            <text:p/>
          </draw:image>
        </draw:frame>
        <draw:frame draw:style-name="gr5" draw:text-style-name="P10" draw:layer="layout" svg:width="25.399cm" svg:height="3.025cm" svg:x="0.001cm" svg:y="12.723cm">
          <draw:image xlink:href="Pictures/1000000000000582000000A84C52E7AD69480273.png" xlink:type="simple" xlink:show="embed" xlink:actuate="onLoad">
            <text:p/>
          </draw:image>
        </draw:frame>
        <draw:frame draw:style-name="gr46" draw:text-style-name="P25" draw:layer="layout" svg:width="13.147cm" svg:height="0.963cm" svg:x="0.315cm" svg:y="4.318cm">
          <draw:text-box>
            <text:p>sel_df_cat['Consumer complaint narrative'][2]</text:p>
          </draw:text-box>
        </draw:frame>
        <draw:frame draw:style-name="gr46" draw:text-style-name="P25" draw:layer="layout" svg:width="13.147cm" svg:height="0.963cm" svg:x="0.254cm" svg:y="11.684cm">
          <draw:text-box>
            <text:p>X[2]</text:p>
          </draw:text-box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47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Title_20_Slide_5f_" presentation:presentation-page-layout-name="AL1T1">
        <office:forms form:automatic-focus="false" form:apply-design-mode="false"/>
        <draw:custom-shape draw:name="TextShape 3" draw:style-name="gr48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9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22" draw:layer="layout" svg:width="16.828cm" svg:height="3.113cm" svg:x="1.016cm" svg:y="1.525cm" presentation:class="outline" presentation:user-transformed="true">
          <draw:text-box>
            <text:p text:style-name="P21"><text:span text:style-name="T13">Data Preprocessing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50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10" draw:layer="layout" svg:width="11.665cm" svg:height="6.604cm" svg:x="5.08cm" svg:y="4.318cm">
          <draw:image xlink:href="Pictures/10000000000001FB0000011F6A5C138CBFCFF135.png" xlink:type="simple" xlink:show="embed" xlink:actuate="onLoad">
            <text:p/>
          </draw:image>
        </draw:frame>
        <draw:frame draw:style-name="gr5" draw:text-style-name="P10" draw:layer="layout" svg:width="10.29cm" svg:height="6.802cm" svg:x="12.754cm" svg:y="10.624cm">
          <draw:image xlink:href="Pictures/10000000000001A000000113F444E7AB2F057E9C.png" xlink:type="simple" xlink:show="embed" xlink:actuate="onLoad">
            <text:p/>
          </draw:image>
        </draw:frame>
        <draw:frame draw:style-name="gr5" draw:text-style-name="P10" draw:layer="layout" svg:width="9.906cm" svg:height="6.769cm" svg:x="0.808cm" svg:y="10.505cm">
          <draw:image xlink:href="Pictures/10000000000001A40000011F6659FD5260C248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51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Title_20_Slide_5f_" presentation:presentation-page-layout-name="AL1T1">
        <office:forms form:automatic-focus="false" form:apply-design-mode="false"/>
        <draw:custom-shape draw:name="TextShape 3" draw:style-name="gr52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3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22" draw:layer="layout" svg:width="16.828cm" svg:height="3.113cm" svg:x="1.206cm" svg:y="0.951cm" presentation:class="outline" presentation:user-transformed="true">
          <draw:text-box>
            <text:p text:style-name="P21"><text:span text:style-name="T13">Intermezzo: </text:span></text:p>
            <text:p text:style-name="P21"><text:span text:style-name="T16">Classification Matrix for choosing training labels </text:span><text:span text:style-name="T13"><text:s/>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54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10" draw:layer="layout" svg:width="12.921cm" svg:height="12.712cm" svg:x="0.254cm" svg:y="4.572cm">
          <draw:image xlink:href="Pictures/10000000000002E4000002D8FC3431886BED183D.png" xlink:type="simple" xlink:show="embed" xlink:actuate="onLoad">
            <text:p/>
          </draw:image>
        </draw:frame>
        <draw:frame draw:style-name="gr5" draw:text-style-name="P10" draw:layer="layout" svg:width="10.849cm" svg:height="6.334cm" svg:x="13.28cm" svg:y="6.874cm">
          <draw:image xlink:href="Pictures/1000000000000260000001637760271B9AEF45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55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Title_20_Slide_5f_" presentation:presentation-page-layout-name="AL1T1">
        <office:forms form:automatic-focus="false" form:apply-design-mode="false"/>
        <draw:custom-shape draw:name="TextShape 3" draw:style-name="gr56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7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22" draw:layer="layout" svg:width="16.828cm" svg:height="3.113cm" svg:x="1.206cm" svg:y="0.951cm" presentation:class="outline" presentation:user-transformed="true">
          <draw:text-box>
            <text:p text:style-name="P21"><text:span text:style-name="T13">Intermezzo: </text:span></text:p>
            <text:p text:style-name="P21"><text:span text:style-name="T16">Dealing with imbalanced classes </text:span><text:span text:style-name="T13"><text:s/>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58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</text:span><text:span text:style-name="T1">alvinrindra.githu</text:span><text:span text:style-name="T1">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9" draw:text-style-name="P25" draw:layer="layout" svg:width="21.021cm" svg:height="1.674cm" svg:x="1.331cm" svg:y="4.572cm">
          <draw:text-box>
            <text:p>- TfidfVectorizer</text:p>
            <text:p>- Finding unigrams and bigrams with chi2</text:p>
          </draw:text-box>
        </draw:frame>
        <draw:frame draw:style-name="gr5" draw:text-style-name="P10" draw:layer="layout" svg:width="5.593cm" svg:height="10.043cm" svg:x="2.027cm" svg:y="6.604cm">
          <draw:image xlink:href="Pictures/1000000000000117000001F5661E119F798FBCA9.png" xlink:type="simple" xlink:show="embed" xlink:actuate="onLoad">
            <text:p/>
          </draw:image>
        </draw:frame>
        <draw:frame draw:style-name="gr5" draw:text-style-name="P10" draw:layer="layout" svg:width="6.049cm" svg:height="9.906cm" svg:x="9.398cm" svg:y="6.704cm">
          <draw:image xlink:href="Pictures/100000000000012A000001E8A85D2E3FA29EF9B2.png" xlink:type="simple" xlink:show="embed" xlink:actuate="onLoad">
            <text:p/>
          </draw:image>
        </draw:frame>
        <draw:frame draw:style-name="gr5" draw:text-style-name="P10" draw:layer="layout" svg:width="5.981cm" svg:height="7.366cm" svg:x="16.879cm" svg:y="8.128cm">
          <draw:image xlink:href="Pictures/10000000000001100000014FC131D535801FBB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60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Title_20_Slide_5f_" presentation:presentation-page-layout-name="AL1T1">
        <office:forms form:automatic-focus="false" form:apply-design-mode="false"/>
        <draw:custom-shape draw:name="TextShape 3" draw:style-name="gr61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62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22" draw:layer="layout" svg:width="16.828cm" svg:height="3.113cm" svg:x="1.206cm" svg:y="1.205cm" presentation:class="outline" presentation:user-transformed="true">
          <draw:text-box>
            <text:p text:style-name="P21"><text:span text:style-name="T13">Intermezzo: </text:span></text:p>
            <text:p text:style-name="P21"><text:span text:style-name="T16">Multinominal NB with limited data, nrows = 50000 </text:span><text:span text:style-name="T13"><text:s/>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63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10" draw:layer="layout" svg:width="11.769cm" svg:height="6.35cm" svg:x="0.508cm" svg:y="5.08cm">
          <draw:image xlink:href="Pictures/10000000000002B7000001772D7AF558CF7C72AB.png" xlink:type="simple" xlink:show="embed" xlink:actuate="onLoad">
            <text:p/>
          </draw:image>
        </draw:frame>
        <draw:frame draw:style-name="gr5" draw:text-style-name="P10" draw:layer="layout" svg:width="11.684cm" svg:height="2.286cm" svg:x="0.508cm" svg:y="12.192cm">
          <draw:image xlink:href="Pictures/100000000000030800000093A0946204EFB08E98.png" xlink:type="simple" xlink:show="embed" xlink:actuate="onLoad">
            <text:p/>
          </draw:image>
        </draw:frame>
        <draw:frame draw:style-name="gr5" draw:text-style-name="P10" draw:layer="layout" svg:width="9.947cm" svg:height="6.096cm" svg:x="14.437cm" svg:y="5.334cm">
          <draw:image xlink:href="Pictures/1000000000000240000001611B2A0788FEF04325.png" xlink:type="simple" xlink:show="embed" xlink:actuate="onLoad">
            <text:p/>
          </draw:image>
        </draw:frame>
        <draw:frame draw:style-name="gr5" draw:text-style-name="P10" draw:layer="layout" svg:width="10.469cm" svg:height="1.778cm" svg:x="14.224cm" svg:y="12.446cm">
          <draw:image xlink:href="Pictures/10000000000002CE0000007AF476A6B58F75AF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64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1" draw:master-page-name="Title_20_Slide_5f_" presentation:presentation-page-layout-name="AL1T1">
        <office:forms form:automatic-focus="false" form:apply-design-mode="false"/>
        <draw:custom-shape draw:name="TextShape 3" draw:style-name="gr65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66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22" draw:layer="layout" svg:width="16.828cm" svg:height="3.113cm" svg:x="1.016cm" svg:y="1.525cm" presentation:class="outline" presentation:user-transformed="true">
          <draw:text-box>
            <text:p text:style-name="P21"><text:span text:style-name="T13">Feature Engineering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67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36" draw:text-style-name="P26" draw:layer="layout" svg:width="20.907cm" svg:height="10.205cm" svg:x="1.445cm" svg:y="4.826cm">
          <draw:text-box>
            <text:p text:style-name="P19"><text:span text:style-name="T17">- Word Embeddings: Transforming text into a meaningful vector or array of numbers.</text:span></text:p>
            <text:p text:style-name="P19"><text:span text:style-name="T17"/></text:p>
            <text:p text:style-name="P19"><text:span text:style-name="T17">- N-grams : An unigram is a set of individual words within a document; bi-gram is a set of 2 adjacent words within a document.</text:span></text:p>
            <text:p text:style-name="P19"><text:span text:style-name="T17"/></text:p>
            <text:p text:style-name="P19"><text:span text:style-name="T17">- TF-IDF values: Term-Frequency-Inverse-Document-Frequency is a numerical statistic representing how important a word is to a document within a collection of documents.</text:span></text:p>
          </draw:text-box>
        </draw:frame>
        <draw:frame draw:style-name="gr5" draw:text-style-name="P10" draw:layer="layout" svg:width="19.435cm" svg:height="6.308cm" svg:x="3.048cm" svg:y="9.694cm">
          <draw:image xlink:href="Pictures/10000000000003B80000013572F92C25A2261C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68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1" draw:master-page-name="Title_20_Slide_5f_" presentation:presentation-page-layout-name="AL1T1">
        <office:forms form:automatic-focus="false" form:apply-design-mode="false"/>
        <draw:custom-shape draw:name="TextShape 3" draw:style-name="gr69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0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22" draw:layer="layout" svg:width="16.828cm" svg:height="3.113cm" svg:x="1.27cm" svg:y="1.016cm" presentation:class="outline" presentation:user-transformed="true">
          <draw:text-box>
            <text:p text:style-name="P21"><text:span text:style-name="T13">Modelling:</text:span></text:p>
            <text:p text:style-name="P21"><text:span text:style-name="T18">Deep Learning (CNN VS LSTM)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71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10" draw:layer="layout" svg:width="7.932cm" svg:height="13.24cm" svg:x="3.302cm" svg:y="4.129cm">
          <draw:image xlink:href="Pictures/10000000000001B9000002E05BCBFAFD9DA5DA39.png" xlink:type="simple" xlink:show="embed" xlink:actuate="onLoad">
            <text:p/>
          </draw:image>
        </draw:frame>
        <draw:frame draw:style-name="gr5" draw:text-style-name="P10" draw:layer="layout" svg:width="8.439cm" svg:height="11.363cm" svg:x="12.7cm" svg:y="5.147cm">
          <draw:image xlink:href="Pictures/10000000000001CB0000026A1E6CB970857A53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72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1" draw:master-page-name="Title_20_Slide_5f_" presentation:presentation-page-layout-name="AL1T1">
        <office:forms form:automatic-focus="false" form:apply-design-mode="false"/>
        <draw:custom-shape draw:name="TextShape 3" draw:style-name="gr73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4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22" draw:layer="layout" svg:width="16.828cm" svg:height="3.113cm" svg:x="1.27cm" svg:y="1.016cm" presentation:class="outline" presentation:user-transformed="true">
          <draw:text-box>
            <text:p text:style-name="P21"><text:span text:style-name="T13">Modelling:</text:span></text:p>
            <text:p text:style-name="P21"><text:span text:style-name="T18">Deep Learning (CNN VS LSTM)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75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10" draw:layer="layout" svg:width="7.932cm" svg:height="13.24cm" svg:x="3.302cm" svg:y="4.129cm">
          <draw:image xlink:href="Pictures/10000000000001B9000002E05BCBFAFD9DA5DA39.png" xlink:type="simple" xlink:show="embed" xlink:actuate="onLoad">
            <text:p/>
          </draw:image>
        </draw:frame>
        <draw:frame draw:style-name="gr5" draw:text-style-name="P10" draw:layer="layout" svg:width="8.439cm" svg:height="11.363cm" svg:x="12.7cm" svg:y="5.147cm">
          <draw:image xlink:href="Pictures/10000000000001CB0000026A1E6CB970857A53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76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8" draw:style-name="dp3" draw:master-page-name="Title_20_Slide_5f_" presentation:presentation-page-layout-name="AL1T1">
        <office:forms form:automatic-focus="false" form:apply-design-mode="false"/>
        <draw:frame presentation:style-name="pr6" draw:layer="layout" svg:width="22.858cm" svg:height="3.179cm" svg:x="1.27cm" svg:y="0.76cm" presentation:class="title" presentation:user-transformed="true">
          <draw:text-box>
            <text:p>NLP Process Flow</text:p>
          </draw:text-box>
        </draw:frame>
        <draw:frame presentation:style-name="pr7" draw:layer="layout" svg:width="22.859cm" svg:height="11.048cm" svg:x="1.27cm" svg:y="4.457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77" draw:layer="layout" svg:width="14.848cm" svg:height="11.136cm" svg:x="3.075cm" svg:y="2.257cm" draw:page-number="18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" svg:font-family="+mn-ea"/>
    <style:font-face style:name="Arial" svg:font-family="Arial"/>
    <style:font-face style:name="Calibri" svg:font-family="Calibri"/>
    <style:font-face style:name="TheSans UHH" svg:font-family="'TheSans UHH'"/>
    <style:font-face style:name="TheSans UHH Bold Caps" svg:font-family="'TheSans UHH Bold Caps'"/>
    <style:font-face style:name="TheSans UHH Regular" svg:font-family="'TheSans UHH Regular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59C0000042FDCCC5191F244AE9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cc" draw:opacity="7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>
      <style:graphic-properties svg:stroke-color="#000000" draw:fill="none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Object_20_without_20_fill_5f_1_5f_1" style:display-name="Object without fill_1_1" style:family="graphic">
      <style:graphic-properties svg:stroke-color="#000000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cc" draw:opacity="7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70%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2">
      <style:graphic-properties draw:stroke="none" draw:fill="none"/>
    </style:style>
    <style:style style:name="Object_20_with_20_no_20_fill_20_and_20_no_20_line_5f_5" style:display-name="Object with no fill and no line_5" style:family="graphic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cc" draw:opacity="7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7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TheSans UHH Bold Caps" style:font-family-complex="'TheSans UHH Bold Cap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Slide_20_Bullets-background" style:display-name="2_ContentSlide Bullets-background" style:family="presentation">
      <style:graphic-properties draw:stroke="none" draw:fill="solid" draw:fill-color="#ffffff"/>
      <style:text-properties style:letter-kerning="true"/>
    </style:style>
    <style:style style:name="_32__5f_ContentSlide_20_Bullets-backgroundobjects" style:display-name="2_ContentSlide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ontentSlide_20_Bullets-notes" style:display-name="2_ContentSlide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ontentSlide_20_Bullets-outline1" style:display-name="2_ContentSlide Bullets-outline1" style:family="presentation">
      <style:graphic-properties draw:stroke="none" draw:fill="none" draw:auto-grow-height="false" draw:fit-to-size="shrink-to-fit" style:shrink-to-fit="true">
        <text:list-style style:name="_32__5f_ContentSlide_20_Bullets-outline1" style:display-name="2_ContentSlid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Slide_20_Bullets-outline2" style:display-name="2_ContentSlide Bullets-outline2" style:family="presentation" style:parent-style-name="_32__5f_ContentSlide_20_Bullets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2__5f_ContentSlide_20_Bullets-outline3" style:display-name="2_ContentSlide Bullets-outline3" style:family="presentation" style:parent-style-name="_32__5f_ContentSlide_20_Bullets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Slide_20_Bullets-outline4" style:display-name="2_ContentSlide Bullets-outline4" style:family="presentation" style:parent-style-name="_32__5f_ContentSlide_20_Bullets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Slide_20_Bullets-outline5" style:display-name="2_ContentSlide Bullets-outline5" style:family="presentation" style:parent-style-name="_32__5f_ContentSlide_20_Bullet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outline6" style:display-name="2_ContentSlide Bullets-outline6" style:family="presentation" style:parent-style-name="_32__5f_ContentSlide_20_Bullet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outline7" style:display-name="2_ContentSlide Bullets-outline7" style:family="presentation" style:parent-style-name="_32__5f_ContentSlide_20_Bullet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outline8" style:display-name="2_ContentSlide Bullets-outline8" style:family="presentation" style:parent-style-name="_32__5f_ContentSlide_20_Bullet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outline9" style:display-name="2_ContentSlide Bullets-outline9" style:family="presentation" style:parent-style-name="_32__5f_ContentSlide_20_Bullet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subtitle" style:display-name="2_ContentSlide Bullets-subtitle" style:family="presentation">
      <style:graphic-properties draw:stroke="none" draw:fill="none" draw:textarea-vertical-align="middle">
        <text:list-style style:name="_32__5f_ContentSlide_20_Bullets-subtitle" style:display-name="2_ContentSlid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ontentSlide_20_Bullets-title" style:display-name="2_ContentSlide Bullets-title" style:family="presentation">
      <style:graphic-properties draw:stroke="none" draw:fill="none" draw:textarea-vertical-align="middle">
        <text:list-style style:name="_32__5f_ContentSlide_20_Bullets-title" style:display-name="2_ContentSlid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TheSans UHH Bold Caps" style:font-family-complex="'TheSans UHH Bold Cap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Text-background" style:display-name="2_ContentText-background" style:family="presentation">
      <style:graphic-properties draw:stroke="none" draw:fill="solid" draw:fill-color="#ffffff"/>
      <style:text-properties style:letter-kerning="true"/>
    </style:style>
    <style:style style:name="_32__5f_ContentText-backgroundobjects" style:display-name="2_Content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ontentText-notes" style:display-name="2_Content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ontentText-outline1" style:display-name="2_ContentText-outline1" style:family="presentation">
      <style:graphic-properties draw:stroke="none" draw:fill="none" draw:auto-grow-height="false" draw:fit-to-size="shrink-to-fit" style:shrink-to-fit="true">
        <text:list-style style:name="_32__5f_ContentText-outline1" style:display-name="2_Content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Text-outline2" style:display-name="2_ContentText-outline2" style:family="presentation" style:parent-style-name="_32__5f_ContentTex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2__5f_ContentText-outline3" style:display-name="2_ContentText-outline3" style:family="presentation" style:parent-style-name="_32__5f_ContentTex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Text-outline4" style:display-name="2_ContentText-outline4" style:family="presentation" style:parent-style-name="_32__5f_ContentTex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Text-outline5" style:display-name="2_ContentText-outline5" style:family="presentation" style:parent-style-name="_32__5f_Content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outline6" style:display-name="2_ContentText-outline6" style:family="presentation" style:parent-style-name="_32__5f_Content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outline7" style:display-name="2_ContentText-outline7" style:family="presentation" style:parent-style-name="_32__5f_Content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outline8" style:display-name="2_ContentText-outline8" style:family="presentation" style:parent-style-name="_32__5f_Content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outline9" style:display-name="2_ContentText-outline9" style:family="presentation" style:parent-style-name="_32__5f_Content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subtitle" style:display-name="2_ContentText-subtitle" style:family="presentation">
      <style:graphic-properties draw:stroke="none" draw:fill="none" draw:textarea-vertical-align="middle">
        <text:list-style style:name="_32__5f_ContentText-subtitle" style:display-name="2_Content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ontentText-title" style:display-name="2_ContentText-title" style:family="presentation">
      <style:graphic-properties draw:stroke="none" draw:fill="none" draw:textarea-vertical-align="middle">
        <text:list-style style:name="_32__5f_ContentText-title" style:display-name="2_Content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TheSans UHH Bold Caps" style:font-family-complex="'TheSans UHH Bold Cap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TheSans UHH Bold Caps" style:font-family-complex="'TheSans UHH Bold Cap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solid" draw:fill-color="#3b515b" draw:opacity="1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71cm" svg:stroke-color="#009cd1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6" style:family="graphic" style:parent-style-name="standard">
      <style:graphic-properties draw:stroke="none" svg:stroke-width="0.026cm" draw:fill="solid" draw:fill-color="#3b515b" draw:opacity="15%" draw:textarea-vertical-align="top" draw:auto-grow-height="false" fo:min-height="0.955cm" fo:min-width="24.89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7" style:family="graphic" style:parent-style-name="standard">
      <style:graphic-properties draw:stroke="solid" svg:stroke-width="0.071cm" svg:stroke-color="#009cd1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.25cm" fo:padding-right="0.25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Mpr4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25cm" fo:padding-left="0cm" fo:padding-right="0.25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_32__5f_ContentSlide_20_Bullet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_32__5f_ContentSlide_20_Bullet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25cm" fo:padding-left="0cm" fo:padding-right="0.25cm" fo:wrap-option="wrap"/>
    </style:style>
    <style:style style:name="Mpr9" style:family="presentation" style:parent-style-name="_32__5f_ContentSlide_20_Bullet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_32__5f_ContentSlide_20_Bullet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Mpr11" style:family="presentation" style:parent-style-name="_32__5f_ContentSlide_20_Bullets-backgroundobjects">
      <style:graphic-properties draw:stroke="none" draw:fill="none" draw:fill-color="#ffffff" draw:auto-grow-height="false" fo:min-height="1.27cm"/>
    </style:style>
    <style:style style:name="Mpr12" style:family="presentation" style:parent-style-name="_32__5f_ContentSlide_20_Bullet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_32__5f_ContentTex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.25cm" fo:wrap-option="wrap"/>
    </style:style>
    <style:style style:name="Mpr14" style:family="presentation" style:parent-style-name="_32__5f_Content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Mpr15" style:family="presentation" style:parent-style-name="_32__5f_Content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_32__5f_ContentTex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25cm" fo:padding-left="0cm" fo:padding-right="0.25cm" fo:wrap-option="wrap"/>
    </style:style>
    <style:style style:name="Mpr17" style:family="presentation" style:parent-style-name="_32__5f_ContentText-backgroundobjects">
      <style:graphic-properties draw:stroke="none" draw:fill="none" draw:fill-color="#ffffff" draw:auto-grow-height="false" fo:min-height="1.27cm"/>
    </style:style>
    <style:style style:name="Mpr18" style:family="presentation" style:parent-style-name="_32__5f_ContentText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20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1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Slide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24" style:family="presentation" style:parent-style-name="Title_20_Slide_5f_-backgroundobjects">
      <style:graphic-properties draw:stroke="none" draw:fill="none" draw:fill-color="#ffffff" draw:auto-grow-height="false" fo:min-height="1.485cm"/>
    </style:style>
    <style:style style:name="Mpr25" style:family="presentation" style:parent-style-name="Title_20_Slid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b515b" draw:opacity="15%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7" style:family="paragraph">
      <style:paragraph-properties fo:margin-left="0cm" fo:margin-right="0cm" fo:text-indent="0cm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solid" draw:fill-color="#3b515b" draw:opacity="15%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heSans UHH Bold Caps" fo:font-size="44pt" fo:letter-spacing="normal" fo:font-style="normal" style:text-underline-style="none" fo:font-weight="normal" style:font-size-asian="44pt" style:font-style-asian="normal" style:font-weight-asian="normal" style:font-name-complex="TheSans UHH Bold Caps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heSans UHH Bold Caps" fo:font-size="20pt" fo:letter-spacing="normal" fo:font-style="normal" style:text-underline-style="none" fo:font-weight="normal" style:font-size-asian="20pt" style:font-style-asian="normal" style:font-weight-asian="normal" style:font-name-complex="TheSans UHH Bold Caps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heSans UHH Regular" fo:font-size="12pt" fo:letter-spacing="normal" fo:font-style="normal" style:text-underline-style="none" fo:font-weight="normal" style:font-size-asian="12pt" style:font-style-asian="normal" style:font-weight-asian="normal" style:font-name-complex="TheSans UHH Regular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heSans UHH Bold Caps" fo:font-size="32pt" fo:letter-spacing="normal" fo:font-style="normal" style:text-underline-style="none" fo:font-weight="normal" style:font-size-asian="32pt" style:font-style-asian="normal" style:font-weight-asian="normal" style:font-name-complex="TheSans UHH Bold Caps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heSans UHH Bold Caps" fo:font-size="18pt" fo:letter-spacing="normal" fo:font-style="normal" style:text-underline-style="none" fo:font-weight="normal" style:font-size-asian="18pt" style:font-style-asian="normal" style:font-weight-asian="normal" style:font-name-complex="TheSans UHH Bold Caps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heSans UHH Regular" fo:font-size="24pt" fo:letter-spacing="normal" fo:font-style="normal" style:text-underline-style="none" fo:font-weight="normal" style:font-size-asian="24pt" style:font-style-asian="normal" style:font-weight-asian="normal" style:font-name-complex="TheSans UHH Regular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heSans UHH Regular" fo:font-size="20pt" fo:letter-spacing="normal" fo:font-style="normal" style:text-underline-style="none" fo:font-weight="normal" style:font-size-asian="20pt" style:font-style-asian="normal" style:font-weight-asian="normal" style:font-name-complex="TheSans UHH Regular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office:forms form:automatic-focus="false" form:apply-design-mode="false"/>
      <draw:custom-shape draw:name="Rechteck 15" draw:style-name="Mgr3" draw:text-style-name="MP5" draw:layer="backgroundobjects" svg:width="25.399cm" svg:height="1.206cm" svg:x="0cm" svg:y="17.84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2cm" svg:height="4.11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Gerade Verbindung 10" draw:style-name="Mgr5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9cm" svg:height="1.269cm" svg:x="24.13cm" svg:y="17.815cm">
        <draw:image xlink:href="Pictures/1000020100000030000000301A9A57D533C926A6.png" xlink:type="simple" xlink:show="embed" xlink:actuate="onLoad">
          <text:p/>
        </draw:image>
      </draw:frame>
      <draw:frame draw:name="Inhaltsplatzhalter 20" presentation:style-name="Mpr1" draw:text-style-name="MP9" draw:layer="backgroundobjects" svg:width="16.94cm" svg:height="3.282cm" svg:x="0.95cm" svg:y="12.293cm" presentation:class="outline" presentation:user-transformed="true">
        <draw:text-box>
          <text:list text:style-name="ML2">
            <text:list-item>
              <text:p text:style-name="MP7"><text:span text:style-name="MT2">Click to edit the outline text </text:span><text:span text:style-name="MT2">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  <text:list>
                                    <text:list-item>
                                      <text:p text:style-name="MP8"><text:span text:style-name="MT2">Seventh Outline </text:span><text:span text:style-name="MT2">LevelTITLE OF </text:span><text:span text:style-name="MT2">PRESENTATIO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2" presentation:style-name="Mpr2" draw:text-style-name="MP11" draw:layer="backgroundobjects" svg:width="16.942cm" svg:height="1.335cm" svg:x="0.948cm" svg:y="10.956cm" presentation:class="outline" presentation:user-transformed="true">
        <draw:text-box>
          <text:list text:style-name="ML2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3">Seventh Outline LevelName OF PRESENTER</text:span></text:p>
        </draw:text-box>
      </draw:frame>
      <draw:frame draw:name="Datumsplatzhalter 2" presentation:style-name="Mpr3" draw:text-style-name="MP13" draw:layer="backgroundobjects" svg:width="2.519cm" svg:height="1.013cm" svg:x="1.27cm" svg:y="17.896cm" presentation:class="date-time" presentation:user-transformed="true">
        <draw:text-box>
          <text:p text:style-name="MP12"><text:span text:style-name="MT4"><text:date style:data-style-name="D1" text:date-value="2019-02-18">2/18/19</text:date></text:span></text:p>
        </draw:text-box>
      </draw:frame>
      <draw:frame draw:name="Fußzeilenplatzhalter 3" presentation:style-name="Mpr3" draw:text-style-name="MP13" draw:layer="backgroundobjects" svg:width="12.562cm" svg:height="1.013cm" svg:x="4.018cm" svg:y="17.896cm" presentation:class="footer" presentation:user-transformed="true">
        <draw:text-box>
          <text:p text:style-name="MP12"><text:span text:style-name="MT4"><text:s/></text:span><text:span text:style-name="MT4">Language Technology Group – &lt;yournamehere&gt;</text:span></text:p>
        </draw:text-box>
      </draw:frame>
      <draw:frame draw:name="Picture 4" draw:style-name="Mgr4" draw:text-style-name="MP6" draw:layer="backgroundobjects" svg:width="2.464cm" svg:height="2.464cm" svg:x="0.628cm" svg:y="0.866cm">
        <draw:image xlink:href="Pictures/100002010000005D0000005D693C16085879D685.png" xlink:type="simple" xlink:show="embed" xlink:actuate="onLoad">
          <text:p/>
        </draw:image>
      </draw:frame>
      <draw:frame draw:name="Textplatzhalter 2" presentation:style-name="Mpr4" draw:text-style-name="MP15" draw:layer="backgroundobjects" svg:width="13.334cm" svg:height="2.407cm" svg:x="4.163cm" svg:y="0.45cm" presentation:class="outline" presentation:user-transformed="true">
        <draw:text-box>
          <text:list text:style-name="ML2">
            <text:list-item>
              <text:p text:style-name="MP7"><text:span text:style-name="MT5">Click to edit the outline 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5">Seventh Outline LevelVENUE</text:span></text:p>
          <text:p text:style-name="MP14"><text:span text:style-name="MT5">DATE</text:span></text:p>
        </draw:text-box>
      </draw:frame>
      <draw:frame draw:name="Textplatzhalter 2" presentation:style-name="Mpr4" draw:text-style-name="MP16" draw:layer="backgroundobjects" svg:width="19.651cm" svg:height="1.203cm" svg:x="0.985cm" svg:y="15.576cm" presentation:class="outline" presentation:user-transformed="true">
        <draw:text-box>
          <text:list text:style-name="ML2">
            <text:list-item>
              <text:p text:style-name="MP7"><text:span text:style-name="MT6">Click to edit the outline text format</text:span></text:p>
              <text:list>
                <text:list-item>
                  <text:p text:style-name="MP7"><text:span text:style-name="MT6">Second Outline Level</text:span></text:p>
                  <text:list>
                    <text:list-item>
                      <text:p text:style-name="MP7"><text:span text:style-name="MT6">Third Outline Level</text:span></text:p>
                      <text:list>
                        <text:list-item>
                          <text:p text:style-name="MP7"><text:span text:style-name="MT6">Fourth Outline Level</text:span></text:p>
                          <text:list>
                            <text:list-item>
                              <text:p text:style-name="MP7"><text:span text:style-name="MT6">Fifth Outline Level</text:span></text:p>
                              <text:list>
                                <text:list-item>
                                  <text:p text:style-name="MP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6">Seventh Outline Levelemail@informatik.uni-hamburg.de</text:span></text:p>
        </draw:text-box>
      </draw:frame>
      <draw:frame presentation:style-name="Title_20_Slide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ContentSlide_20_Bullets" style:display-name="2_ContentSlide Bullets" style:page-layout-name="PM1" draw:style-name="Mdp1">
      <office:forms form:automatic-focus="false" form:apply-design-mode="false"/>
      <draw:custom-shape draw:name="Rechteck 15" draw:style-name="Mgr3" draw:text-style-name="MP5" draw:layer="backgroundobjects" svg:width="25.399cm" svg:height="1.206cm" svg:x="0cm" svg:y="17.84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2cm" svg:height="4.11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Gerade Verbindung 10" draw:style-name="Mgr5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9cm" svg:height="1.269cm" svg:x="24.13cm" svg:y="17.815cm">
        <draw:image xlink:href="Pictures/1000020100000030000000301A9A57D533C926A6.png" xlink:type="simple" xlink:show="embed" xlink:actuate="onLoad">
          <text:p/>
        </draw:image>
      </draw:frame>
      <draw:frame draw:name="Inhaltsplatzhalter 3" presentation:style-name="Mpr7" draw:text-style-name="MP18" draw:layer="backgroundobjects" svg:width="22.859cm" svg:height="12.911cm" svg:x="1.27cm" svg:y="4.516cm" presentation:class="outline" presentation:user-transformed="true">
        <draw:text-box>
          <text:list text:style-name="ML2">
            <text:list-item>
              <text:p text:style-name="MP7"><text:span text:style-name="MT7">Click to edit the outline text format</text:span></text:p>
              <text:list>
                <text:list-item>
                  <text:p text:style-name="MP7"><text:span text:style-name="MT7">Second Outline Level</text:span></text:p>
                  <text:list>
                    <text:list-item>
                      <text:p text:style-name="MP7"><text:span text:style-name="MT7">Third Outline Level</text:span></text:p>
                      <text:list>
                        <text:list-item>
                          <text:p text:style-name="MP7"><text:span text:style-name="MT7">Fourth Outline Level</text:span></text:p>
                          <text:list>
                            <text:list-item>
                              <text:p text:style-name="MP7"><text:span text:style-name="MT7">Fifth Outline Level</text:span></text:p>
                              <text:list>
                                <text:list-item>
                                  <text:p text:style-name="MP7"><text:span text:style-name="MT7">Sixth Outline Level</text:span></text:p>
                                  <text:list>
                                    <text:list-item>
                                      <text:p text:style-name="MP17"><text:span text:style-name="MT7">Seventh Outline </text:span><text:span text:style-name="MT7">LevelMastertextformat bearbeiten</text:span></text:p>
                                      <text:list>
                                        <text:list-item>
                                          <text:p text:style-name="MP17"><text:span text:style-name="MT8">Zweite Ebene</text:span></text:p>
                                          <text:list>
                                            <text:list-item>
                                              <text:p text:style-name="MP17"><text:span text:style-name="MT8">Dritte 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" presentation:style-name="Mpr8" draw:text-style-name="MP15" draw:layer="backgroundobjects" svg:width="16.368cm" svg:height="2.161cm" svg:x="1.27cm" svg:y="0.873cm" presentation:class="outline" presentation:user-transformed="true">
        <draw:text-box>
          <text:list text:style-name="ML2">
            <text:list-item>
              <text:p text:style-name="MP7"><text:span text:style-name="MT5">Click to edit the outline 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5">Seventh Outline LevelTitle of slide</text:span></text:p>
        </draw:text-box>
      </draw:frame>
      <draw:frame draw:name="Foliennummernplatzhalter 5" presentation:style-name="Mpr9" draw:text-style-name="MP13" draw:layer="backgroundobjects" svg:width="3.86cm" svg:height="1.013cm" svg:x="20.269cm" svg:y="17.896cm" presentation:class="page-number" presentation:user-transformed="true">
        <draw:text-box>
          <text:p text:style-name="MP19"><text:span text:style-name="MT4"><text:page-number>&lt;number&gt;</text:page-number></text:span></text:p>
        </draw:text-box>
      </draw:frame>
      <draw:frame draw:name="Datumsplatzhalter 2" presentation:style-name="Mpr10" draw:text-style-name="MP13" draw:layer="backgroundobjects" svg:width="2.519cm" svg:height="1.013cm" svg:x="1.27cm" svg:y="17.896cm" presentation:class="date-time" presentation:user-transformed="true">
        <draw:text-box>
          <text:p text:style-name="MP12"><text:span text:style-name="MT4"><text:date style:data-style-name="D1" text:date-value="2019-02-18">2/18/19</text:date></text:span></text:p>
        </draw:text-box>
      </draw:frame>
      <draw:frame draw:name="Fußzeilenplatzhalter 3" presentation:style-name="Mpr10" draw:text-style-name="MP13" draw:layer="backgroundobjects" svg:width="12.562cm" svg:height="1.013cm" svg:x="4.018cm" svg:y="17.896cm" presentation:class="footer" presentation:user-transformed="true">
        <draw:text-box>
          <text:p text:style-name="MP12"><text:span text:style-name="MT4"><text:s/></text:span><text:span text:style-name="MT4">Language Technology Group – &lt;yournamehere&gt;</text:span></text:p>
        </draw:text-box>
      </draw:frame>
      <draw:frame presentation:style-name="_32__5f_ContentSlide_20_Bullets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_32__5f_ContentSlide_20_Bullets-title" draw:layer="backgroundobjects" svg:width="12.699cm" svg:height="9.524cm" svg:x="3.175cm" svg:y="1.93cm" presentation:class="page"/>
        <draw:frame presentation:style-name="_32__5f_ContentSlide_20_Bullet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ContentText" style:display-name="2_ContentText" style:page-layout-name="PM1" draw:style-name="Mdp1">
      <office:forms form:automatic-focus="false" form:apply-design-mode="false"/>
      <draw:custom-shape draw:name="Rechteck 15" draw:style-name="Mgr3" draw:text-style-name="MP5" draw:layer="backgroundobjects" svg:width="25.399cm" svg:height="1.206cm" svg:x="0cm" svg:y="17.84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2cm" svg:height="4.11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Gerade Verbindung 10" draw:style-name="Mgr5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9cm" svg:height="1.269cm" svg:x="24.13cm" svg:y="17.815cm">
        <draw:image xlink:href="Pictures/1000020100000030000000301A9A57D533C926A6.png" xlink:type="simple" xlink:show="embed" xlink:actuate="onLoad">
          <text:p/>
        </draw:image>
      </draw:frame>
      <draw:frame draw:name="Inhaltsplatzhalter 3" presentation:style-name="Mpr13" draw:text-style-name="MP18" draw:layer="backgroundobjects" svg:width="22.859cm" svg:height="12.946cm" svg:x="1.27cm" svg:y="4.551cm" presentation:class="outline" presentation:user-transformed="true">
        <draw:text-box>
          <text:list text:style-name="ML2">
            <text:list-item>
              <text:p text:style-name="MP7"><text:span text:style-name="MT7">Click to edit the outline text format</text:span></text:p>
              <text:list>
                <text:list-item>
                  <text:p text:style-name="MP7"><text:span text:style-name="MT7">Second Outline Level</text:span></text:p>
                  <text:list>
                    <text:list-item>
                      <text:p text:style-name="MP7"><text:span text:style-name="MT7">Third Outline Level</text:span></text:p>
                      <text:list>
                        <text:list-item>
                          <text:p text:style-name="MP7"><text:span text:style-name="MT7">Fourth Outline Level</text:span></text:p>
                          <text:list>
                            <text:list-item>
                              <text:p text:style-name="MP7"><text:span text:style-name="MT7">Fifth Outline Level</text:span></text:p>
                              <text:list>
                                <text:list-item>
                                  <text:p text:style-name="MP7"><text:span text:style-name="MT7">Sixth Outline Level</text:span></text:p>
                                  <text:list>
                                    <text:list-item>
                                      <text:p text:style-name="MP8"><text:span text:style-name="MT7">Seventh Outline LevelDies ist ein </text:span><text:span text:style-name="MT7">Typoblindtext. An ihm kann man </text:span><text:span text:style-name="MT7">sehen, ob alle Buchstaben da sind </text:span><text:span text:style-name="MT7">und wie sie aussehen. Manchmal </text:span><text:span text:style-name="MT7">benutzt man Worte wie </text:span><text:span text:style-name="MT7">Hamburgefonts, Rafgenduks oder </text:span><text:span text:style-name="MT7">Handgloves, um Schriften zu </text:span><text:span text:style-name="MT7">testen. Manchmal Sätze, die alle </text:span><text:span text:style-name="MT7">Buchstaben des Alphabets </text:span><text:span text:style-name="MT7">enthalten - man nennt diese </text:span><text:span text:style-name="MT7">Sätze »Pangrams«. Dies ist ein </text:span><text:span text:style-name="MT7">Typoblindtext. An ihm kann man </text:span><text:span text:style-name="MT7">sehen, ob alle Buchstaben da sind </text:span><text:span text:style-name="MT7">und wie sie aussehen. Manchmal </text:span><text:span text:style-name="MT7">benutzt man Worte wi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6" presentation:style-name="Mpr14" draw:text-style-name="MP13" draw:layer="backgroundobjects" svg:width="2.519cm" svg:height="1.013cm" svg:x="1.27cm" svg:y="17.896cm" presentation:class="date-time" presentation:user-transformed="true">
        <draw:text-box>
          <text:p text:style-name="MP12"><text:span text:style-name="MT4"><text:date style:data-style-name="D1" text:date-value="2019-02-18">2/18/19</text:date></text:span></text:p>
        </draw:text-box>
      </draw:frame>
      <draw:frame draw:name="Fußzeilenplatzhalter 7" presentation:style-name="Mpr14" draw:text-style-name="MP13" draw:layer="backgroundobjects" svg:width="12.562cm" svg:height="1.013cm" svg:x="4.018cm" svg:y="17.896cm" presentation:class="footer" presentation:user-transformed="true">
        <draw:text-box>
          <text:p text:style-name="MP12"><text:span text:style-name="MT4"><text:s/></text:span><text:span text:style-name="MT4">Language Technology Group – &lt;yournamehere&gt;</text:span></text:p>
        </draw:text-box>
      </draw:frame>
      <draw:frame draw:name="Foliennummernplatzhalter 8" presentation:style-name="Mpr15" draw:text-style-name="MP13" draw:layer="backgroundobjects" svg:width="3.86cm" svg:height="1.013cm" svg:x="20.269cm" svg:y="17.896cm" presentation:class="page-number" presentation:user-transformed="true">
        <draw:text-box>
          <text:p text:style-name="MP19"><text:span text:style-name="MT4"><text:page-number>&lt;number&gt;</text:page-number></text:span></text:p>
        </draw:text-box>
      </draw:frame>
      <draw:frame draw:name="Textplatzhalter 2" presentation:style-name="Mpr16" draw:text-style-name="MP15" draw:layer="backgroundobjects" svg:width="16.297cm" svg:height="2.161cm" svg:x="1.27cm" svg:y="0.944cm" presentation:class="outline" presentation:user-transformed="true">
        <draw:text-box>
          <text:list text:style-name="ML2">
            <text:list-item>
              <text:p text:style-name="MP7"><text:span text:style-name="MT5">Click to edit the outline 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5">Seventh Outline LevelTitle of SLIDE</text:span></text:p>
        </draw:text-box>
      </draw:frame>
      <draw:frame presentation:style-name="_32__5f_ContentText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_32__5f_ContentText-title" draw:layer="backgroundobjects" svg:width="12.699cm" svg:height="9.524cm" svg:x="3.175cm" svg:y="1.93cm" presentation:class="page"/>
        <draw:frame presentation:style-name="_32__5f_ContentTex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custom-shape draw:name="Rechteck 15" draw:style-name="Mgr3" draw:text-style-name="MP5" draw:layer="backgroundobjects" svg:width="25.399cm" svg:height="1.206cm" svg:x="0cm" svg:y="17.84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2cm" svg:height="4.11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Gerade Verbindung 10" draw:style-name="Mgr5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9cm" svg:height="1.269cm" svg:x="24.13cm" svg:y="17.815cm">
        <draw:image xlink:href="Pictures/1000020100000030000000301A9A57D533C926A6.png" xlink:type="simple" xlink:show="embed" xlink:actuate="onLoad">
          <text:p/>
        </draw:image>
      </draw:frame>
      <draw:frame draw:name="Titel 1" presentation:style-name="Mpr19" draw:text-style-name="MP15" draw:layer="backgroundobjects" svg:width="19.102cm" svg:height="2.327cm" svg:x="0.997cm" svg:y="1.358cm" presentation:class="title" presentation:user-transformed="true">
        <draw:text-box>
          <text:p text:style-name="MP20"><text:span text:style-name="MT5">Titelmasterformat durch Klicken bearbeiten</text:span></text:p>
        </draw:text-box>
      </draw:frame>
      <draw:frame draw:name="Inhaltsplatzhalter 2" presentation:style-name="Mpr20" draw:text-style-name="MP18" draw:layer="backgroundobjects" svg:width="24.001cm" svg:height="13.303cm" svg:x="0.697cm" svg:y="4.423cm" presentation:class="outline" presentation:user-transformed="true">
        <draw:text-box>
          <text:list text:style-name="ML2">
            <text:list-item>
              <text:p text:style-name="MP7"><text:span text:style-name="MT9">Click to edit the outline text format</text:span></text:p>
              <text:list>
                <text:list-item>
                  <text:p text:style-name="MP7"><text:span text:style-name="MT9">Second Outline Level</text:span></text:p>
                  <text:list>
                    <text:list-item>
                      <text:p text:style-name="MP7"><text:span text:style-name="MT9">Third Outline Level</text:span></text:p>
                      <text:list>
                        <text:list-item>
                          <text:p text:style-name="MP7"><text:span text:style-name="MT9">Fourth Outline Level</text:span></text:p>
                          <text:list>
                            <text:list-item>
                              <text:p text:style-name="MP7"><text:span text:style-name="MT9">Fifth Outline Level</text:span></text:p>
                              <text:list>
                                <text:list-item>
                                  <text:p text:style-name="MP7"><text:span text:style-name="MT9">Sixth Outline Level</text:span></text:p>
                                  <text:list>
                                    <text:list-item>
                                      <text:p text:style-name="MP17"><text:span text:style-name="MT9">Seventh Outline </text:span><text:span text:style-name="MT9">LevelTextmasterformate durch </text:span><text:span text:style-name="MT9">Klicken bearbeiten</text:span></text:p>
                                      <text:list>
                                        <text:list-item>
                                          <text:p text:style-name="MP17"><text:span text:style-name="MT10">Zweite Ebene</text:span></text:p>
                                          <text:list>
                                            <text:list-item>
                                              <text:p text:style-name="MP17"><text:span text:style-name="MT11">Dritte Ebene</text:span></text:p>
                                              <text:list>
                                                <text:list-item>
                                                  <text:p text:style-name="MP21"><text:span text:style-name="MT12">Vierte Ebene</text:span></text:p>
                                                </text:list-item>
                                                <text:list-item>
                                                  <text:p text:style-name="MP21"><text:span text:style-name="MT12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2.699cm" svg:height="9.524cm" svg:x="3.175cm" svg:y="1.93cm" presentation:class="page"/>
        <draw:frame presentation:style-name="Titel_20_und_20_Inhalt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office:forms form:automatic-focus="false" form:apply-design-mode="false"/>
      <draw:custom-shape draw:name="CustomShape 1" draw:style-name="Mgr6" draw:text-style-name="MP22" draw:layer="backgroundobjects" svg:width="25.398cm" svg:height="1.205cm" svg:x="0cm" svg:y="17.805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1cm" svg:height="4.109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Line 2" draw:style-name="Mgr7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8cm" svg:height="1.268cm" svg:x="24.13cm" svg:y="17.815cm">
        <draw:image xlink:href="Pictures/1000020100000030000000301A9A57D533C926A6.png" xlink:type="simple" xlink:show="embed" xlink:actuate="onLoad">
          <text:p/>
        </draw:image>
      </draw:frame>
      <draw:frame draw:name="Picture 4" draw:style-name="Mgr4" draw:text-style-name="MP6" draw:layer="backgroundobjects" svg:width="2.463cm" svg:height="2.463cm" svg:x="0.628cm" svg:y="0.866cm">
        <draw:image xlink:href="Pictures/100002010000005D0000005D693C16085879D685.png" xlink:type="simple" xlink:show="embed" xlink:actuate="onLoad">
          <text:p/>
        </draw:image>
      </draw:frame>
      <draw:frame draw:name="PlaceHolder 1" presentation:style-name="Mpr23" draw:text-style-name="MP16" draw:layer="backgroundobjects" svg:width="22.858cm" svg:height="3.179cm" svg:x="1.27cm" svg:y="0.76cm" presentation:class="title" presentation:user-transformed="true">
        <draw:text-box>
          <text:p/>
        </draw:text-box>
      </draw:frame>
      <draw:frame presentation:style-name="Title_20_Slid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_5f_-title" draw:layer="backgroundobjects" svg:width="14.848cm" svg:height="11.136cm" svg:x="3.075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Eike Hilgendorff</meta:initial-creator>
    <meta:editing-cycles>867</meta:editing-cycles>
    <meta:creation-date>2016-03-24T14:49:53</meta:creation-date>
    <dc:date>2019-02-18T22:47:53.580058589</dc:date>
    <meta:editing-duration>P22DT7H31M1S</meta:editing-duration>
    <meta:generator>LibreOffice/6.0.7.3$Linux_X86_64 LibreOffice_project/00m0$Build-3</meta:generator>
    <meta:document-statistic meta:object-count="327"/>
    <meta:user-defined meta:name="AppVersion">16.0010</meta:user-defined>
    <meta:user-defined meta:name="Company">blum design und kommunikation GmbH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0</meta:user-defined>
  </office:meta>
</office:document-meta>
</file>